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858" officeooo:paragraph-rsid="00197858"/>
    </style:style>
    <style:style style:name="P2" style:family="paragraph" style:parent-style-name="Standard">
      <style:text-properties officeooo:rsid="00199f49" officeooo:paragraph-rsid="00199f49"/>
    </style:style>
    <style:style style:name="P3" style:family="paragraph" style:parent-style-name="Standard">
      <style:text-properties officeooo:rsid="001a2dc1" officeooo:paragraph-rsid="001a2dc1"/>
    </style:style>
    <style:style style:name="P4" style:family="paragraph" style:parent-style-name="Standard">
      <style:text-properties officeooo:rsid="001b2910" officeooo:paragraph-rsid="001b2910"/>
    </style:style>
    <style:style style:name="P5" style:family="paragraph" style:parent-style-name="Standard">
      <style:text-properties officeooo:rsid="001c5cfc" officeooo:paragraph-rsid="001c5cfc"/>
    </style:style>
    <style:style style:name="P6" style:family="paragraph" style:parent-style-name="Standard">
      <style:text-properties officeooo:rsid="001dce86" officeooo:paragraph-rsid="001dce86"/>
    </style:style>
    <style:style style:name="P7" style:family="paragraph" style:parent-style-name="Standard">
      <style:text-properties officeooo:rsid="001e9dd9" officeooo:paragraph-rsid="001e9dd9"/>
    </style:style>
    <style:style style:name="P8" style:family="paragraph" style:parent-style-name="Standard">
      <style:text-properties officeooo:rsid="001f7fda" officeooo:paragraph-rsid="001f7fda"/>
    </style:style>
    <style:style style:name="P9" style:family="paragraph" style:parent-style-name="Standard">
      <style:text-properties officeooo:rsid="00215ac4" officeooo:paragraph-rsid="00215ac4"/>
    </style:style>
    <style:style style:name="P10" style:family="paragraph" style:parent-style-name="Standard">
      <style:text-properties officeooo:rsid="0023c26a" officeooo:paragraph-rsid="0023c26a"/>
    </style:style>
    <style:style style:name="T1" style:family="text">
      <style:text-properties officeooo:rsid="001c5cfc"/>
    </style:style>
    <style:style style:name="T2" style:family="text">
      <style:text-properties officeooo:rsid="00215ac4"/>
    </style:style>
    <style:style style:name="T3" style:family="text">
      <style:text-properties officeooo:rsid="0025a0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rmones glandula adrenal</text:p>
      <text:p text:style-name="P1"/>
      <text:p text:style-name="P1"/>
      <text:p text:style-name="P2">per mesurar greix s’usa el diametre del maluc. (greix visceral de cintura) </text:p>
      <text:p text:style-name="P2"/>
      <text:p text:style-name="P2"/>
      <text:p text:style-name="P2"/>
      <text:p text:style-name="P3">suprarenal: </text:p>
      <text:p text:style-name="P3"/>
      <text:p text:style-name="P3">escorça: </text:p>
      <text:p text:style-name="P3"><text:tab/>mineralcorticoides: aldosterona</text:p>
      <text:p text:style-name="P3"><text:tab/>glucocortisols: cortisol</text:p>
      <text:p text:style-name="P3"><text:tab/>andrògens: androstendiona, DHEA, DHEA-s. en homes, 95% dels testicles. en dones, 50% ovaris 50% glandula suprarenal </text:p>
      <text:p text:style-name="P3"/>
      <text:p text:style-name="P3">medula suprarenal: </text:p>
      <text:p text:style-name="P3"><text:tab/>catecolamines</text:p>
      <text:p text:style-name="P3"/>
      <text:p text:style-name="P4">cortisol, aldosterona, androgens: derivats del colesterol</text:p>
      <text:p text:style-name="P4"/>
      <text:p text:style-name="P4">receptors nuclears tipus 1: homodimers. greixos no immediats </text:p>
      <text:p text:style-name="P4"/>
      <text:p text:style-name="P4">transport-eliminació</text:p>
      <text:p text:style-name="P4"/>
      <text:p text:style-name="P4">transport: </text:p>
      <text:p text:style-name="P4"><text:tab/>cortisol, CBG i albumina </text:p>
      <text:p text:style-name="P4"/>
      <text:p text:style-name="P4"/>
      <text:p text:style-name="P4"/>
      <text:p text:style-name="P4"/>
      <text:p text:style-name="P4">cortisol: </text:p>
      <text:p text:style-name="P4"><text:tab/>control hipotalem-hipofisi: CRH-ACTH</text:p>
      <text:p text:style-name="P4"/>
      <text:p text:style-name="P4">aldosterona: </text:p>
      <text:p text:style-name="P4"><text:tab/>control del sistema renina-angiotensina</text:p>
      <text:p text:style-name="P4"><text:tab/>altres estimuls: potassi i sodi sanguini </text:p>
      <text:p text:style-name="P4"><text:tab/>temps de vida mitjana: </text:p>
      <text:p text:style-name="P4"><text:tab/><text:tab/>cortisol: 60-90mins</text:p>
      <text:p text:style-name="P4"><text:tab/><text:tab/>aldosterona: 30mins</text:p>
      <text:p text:style-name="P4"/>
      <text:p text:style-name="P4">ACTH</text:p>
      <text:p text:style-name="P4">es sintetitza a partir de POMC.</text:p>
      <text:p text:style-name="P4">en pulsatil (1 pols cada 1-3h) estimulada per secreio CRH</text:p>
      <text:p text:style-name="P4">inhibit per cortisol. </text:p>
      <text:p text:style-name="P4"/>
      <text:p text:style-name="P4"/>
      <text:p text:style-name="P4"/>
      <text:p text:style-name="P4">ACTH</text:p>
      <text:p text:style-name="P4">- receptors </text:p>
      <text:p text:style-name="P4"><text:tab/>transmembrana unit a Gs</text:p>
      <text:p text:style-name="P4"><text:tab/>activa protein-kinasa A que facilita el transport del colesterol a la mitocondria i la conversio a pregnenolona </text:p>
      <text:p text:style-name="P4"><text:soft-page-break/><text:tab/>localitzacio (poc estesos) </text:p>
      <text:p text:style-name="P4"><text:tab/><text:tab/>suprearenal</text:p>
      <text:p text:style-name="P4"><text:tab/><text:tab/>altres: limfocits, cervell i tub digestiu </text:p>
      <text:p text:style-name="P4"/>
      <text:p text:style-name="P4">pot actuar sobre receptors de melanocits reaccio creuada amb receptors de MSH </text:p>
      <text:p text:style-name="P4"/>
      <text:p text:style-name="P4">estructura quimica: </text:p>
      <text:p text:style-name="P4"><text:tab/>proteina de 39aa</text:p>
      <text:p text:style-name="P4"/>
      <text:p text:style-name="P4">funcio: </text:p>
      <text:p text:style-name="P4"><text:tab/>augmenta sintesi i secreio cortisol </text:p>
      <text:p text:style-name="P4"><text:tab/><text:tab/>activa pas de colesterol al mitocondri </text:p>
      <text:p text:style-name="P4"><text:tab/><text:tab/></text:p>
      <text:p text:style-name="P4"/>
      <text:p text:style-name="P4"/>
      <text:p text:style-name="P4">Pas limitant de la sintesi d’hormones esteroidees</text:p>
      <text:p text:style-name="P4"/>
      <text:p text:style-name="P4">StART: prot transportadora </text:p>
      <text:p text:style-name="P4"/>
      <text:p text:style-name="P4"/>
      <text:p text:style-name="P4">enzims per produir sintesi final de cortisol. </text:p>
      <text:p text:style-name="P4"/>
      <text:p text:style-name="P4"/>
      <text:p text:style-name="P4">feedback conservant: en situacio d’’estres pot trencar-se l’efecte inhibitori del cortisol</text:p>
      <text:p text:style-name="P4"/>
      <text:p text:style-name="P4"/>
      <text:p text:style-name="P4">accio fonamental <text:span text:style-name="T3">del cortisol</text:span>: </text:p>
      <text:p text:style-name="P4"/>
      <text:p text:style-name="P4">hormona catabolica (directe i indirecta per insulinresistencia)</text:p>
      <text:p text:style-name="P4"><text:tab/>teixits periferics: disminueix sintesi proteica </text:p>
      <text:p text:style-name="P4"><text:tab/><text:tab/>disminueix captacio de glucosa</text:p>
      <text:p text:style-name="P4"><text:tab/><text:tab/>augmenta lipolisi i oxidacio d’acids grassos</text:p>
      <text:p text:style-name="P4"/>
      <text:p text:style-name="P4"><text:tab/>fetge: augmenta la gluconeogenesi (a partir d’aminoacids musculars i glicerol del teixit adipos) </text:p>
      <text:p text:style-name="P4"/>
      <text:p text:style-name="P4">altres: disminucio de la resposta immune, augment de ressorcio ossia, disminucio sintesi col·lagen <text:span text:style-name="T1">(estries rojovinoses caracteristiques de ruptura) </text:span></text:p>
      <text:p text:style-name="P4"/>
      <text:p text:style-name="P4"/>
      <text:p text:style-name="P5">efecte anti-inflamatori </text:p>
      <text:p text:style-name="P5"><text:tab/>disminució de la permeabilitat capilar</text:p>
      <text:p text:style-name="P5"><text:tab/>disminució de la migració de leucòcits i fagocitosi</text:p>
      <text:p text:style-name="P5"><text:tab/>disminució de limfòcits T</text:p>
      <text:p text:style-name="P5"><text:tab/>major rígides de la membrana lisosomal</text:p>
      <text:p text:style-name="P5"><text:tab/>disminució de la IL1 </text:p>
      <text:p text:style-name="P5">-&gt; disminució dels efectes lesius de la inflamació</text:p>
      <text:p text:style-name="P5"><text:tab/>es pot usar contra malalties autoimmunes </text:p>
      <text:p text:style-name="P5"/>
      <text:p text:style-name="P6"/>
      <text:p text:style-name="P6"/>
      <text:p text:style-name="P6"/>
      <text:p text:style-name="P6"><text:soft-page-break/>aldosterona: </text:p>
      <text:p text:style-name="P6">- renal: reabsorció de sodi. excreció de potassi i protons</text:p>
      <text:p text:style-name="P6"><text:tab/>augmenta producció enzimàtica (membrana basocel·lular) </text:p>
      <text:p text:style-name="P6"><text:tab/><text:tab/>na-k adenosina trifosfat (intervé en la bomba Na-K)</text:p>
      <text:p text:style-name="P6"><text:tab/>augmenta sintesi de proteines de transport transmembrana (membrana tubular) </text:p>
      <text:p text:style-name="P6"/>
      <text:p text:style-name="P6">hipopotassemia, alcalosi metabolica (pipi acid), hipopotassemia -&gt; hiperaltosteronisme. </text:p>
      <text:p text:style-name="P6"/>
      <text:p text:style-name="P6"/>
      <text:p text:style-name="P7">aldosterona reté sodi, canvia osmolaritat.</text:p>
      <text:p text:style-name="P7">hipotensio: menys flux sanguini. </text:p>
      <text:p text:style-name="P7"/>
      <text:p text:style-name="P7">allibera renina, sintesi aldosterona. </text:p>
      <text:p text:style-name="P7"/>
      <text:p text:style-name="P7">augment de potassi -&gt; aldosterona activat, elimina potassi </text:p>
      <text:p text:style-name="P7"/>
      <text:p text:style-name="P7"/>
      <text:p text:style-name="P8">aldosterona augmenta volemia, rete sodi, mes aigua, i també vasoconstricciona teixits periferics no vitals. </text:p>
      <text:p text:style-name="P8"/>
      <text:p text:style-name="P8"/>
      <text:p text:style-name="P8"/>
      <text:p text:style-name="P8">Angiotensina II</text:p>
      <text:p text:style-name="P8">- estimula alliberacio aldosterona</text:p>
      <text:p text:style-name="P8">- augmenta resistencia vascular periferica</text:p>
      <text:p text:style-name="P8"><text:tab/><text:tab/>receptors muculatura llisa vascular: VC</text:p>
      <text:p text:style-name="P8"/>
      <text:p text:style-name="P8">altres: </text:p>
      <text:p text:style-name="P8"><text:tab/>estimula cnentre set i alliberacio ADH (vasopresina) </text:p>
      <text:p text:style-name="P8"/>
      <text:p text:style-name="P8"/>
      <text:p text:style-name="P8">SNS: part purament neurolocita</text:p>
      <text:p text:style-name="P8"/>
      <text:p text:style-name="P8">sistema adrenal periferic: </text:p>
      <text:p text:style-name="P8">accio local (neurotransmissor) </text:p>
      <text:p text:style-name="P8">resposta rapida 3-5” i efecte curt</text:p>
      <text:p text:style-name="P8">fonamentalment oradrenalia</text:p>
      <text:p text:style-name="P8"/>
      <text:p text:style-name="P8">ganglis simpatics neuronals no tenen metintransferasa (noradrenalina a adrenalina) </text:p>
      <text:p text:style-name="P8"/>
      <text:p text:style-name="P8">grandula suprarrenal es la que fabrica proporcionalment major quantiatt de </text:p>
      <text:p text:style-name="P8"/>
      <text:p text:style-name="P8"/>
      <text:p text:style-name="P8"/>
      <text:p text:style-name="P8">SNS: </text:p>
      <text:p text:style-name="P8">derivats de la tiorsina </text:p>
      <text:p text:style-name="P8"><text:tab/>adrenalina (epinefrina) </text:p>
      <text:p text:style-name="P8"><text:tab/>noradrenalina (norepinefrina) </text:p>
      <text:p text:style-name="P8"/>
      <text:p text:style-name="P8">transport 50% unit a albumina</text:p>
      <text:p text:style-name="P8"/>
      <text:p text:style-name="P8"/>
      <text:p text:style-name="P8"><text:soft-page-break/>temps de vida mitja curt</text:p>
      <text:p text:style-name="P8"/>
      <text:p text:style-name="P8">eliminacio per metabolits inactiu per via biliar i urinaria: meta i normetanefrina (productes de degradacio de catecolamines) </text:p>
      <text:p text:style-name="P8"><text:tab/></text:p>
      <text:p text:style-name="P8"/>
      <text:p text:style-name="P8">Pas limitant de la sintesi de catecolamines: Tyr hidroxilasa: entra tirosina i la transforma en DOPA. <text:span text:style-name="T2">(en la medula suprarrenal) </text:span></text:p>
      <text:p text:style-name="P8"/>
      <text:p text:style-name="P8"/>
      <text:p text:style-name="P8"/>
      <text:p text:style-name="P9">receptors: </text:p>
      <text:p text:style-name="P9"/>
      <text:p text:style-name="P9">accio depen de quina molecula i de quin receptor tenim. </text:p>
      <text:p text:style-name="P9">- beta</text:p>
      <text:p text:style-name="P9">- alfa</text:p>
      <text:p text:style-name="P9"><text:tab/>1: </text:p>
      <text:p text:style-name="P9"><text:tab/>2: </text:p>
      <text:p text:style-name="P9"/>
      <text:p text:style-name="P9">funcions: </text:p>
      <text:p text:style-name="P9">determinat per localitzacio i afinitat del receptor</text:p>
      <text:p text:style-name="P9"/>
      <text:p text:style-name="P9">receptors alfa: contraccio musculatura llisa, midriasi, contraccio esfinters (dilatacio ull) </text:p>
      <text:p text:style-name="P9">receptors beta1: augment de la contractibilitat i freq cardiaca, augment despesa cardiaca</text:p>
      <text:p text:style-name="P9">receptors beta2,3: relaxacio musculatura llisa, efectes metabolics i termogenesi, realaxacio esfinters. </text:p>
      <text:p text:style-name="P9"/>
      <text:p text:style-name="P9"/>
      <text:p text:style-name="P9">regulacio: </text:p>
      <text:p text:style-name="P9"><text:tab/>sobre sintesi i secrecio hormonal </text:p>
      <text:p text:style-name="P9"><text:tab/><text:tab/>feedback negatiu: adrenalina i noradrenalina inhibeix tirosina-hidroxilasa</text:p>
      <text:p text:style-name="P9"/>
      <text:p text:style-name="P9"><text:tab/>sobre els receptors</text:p>
      <text:p text:style-name="P9"><text:tab/><text:tab/>down regulation dels receptors</text:p>
      <text:p text:style-name="P9"><text:tab/><text:tab/><text:tab/>inactivacio i internalitzacio </text:p>
      <text:p text:style-name="P9"/>
      <text:p text:style-name="P9"/>
      <text:p text:style-name="P9">accions: <text:tab/></text:p>
      <text:p text:style-name="P9"><text:tab/>a-receptors beta2-3: </text:p>
      <text:p text:style-name="P9"><text:tab/><text:tab/>glucon</text:p>
      <text:p text:style-name="P9"/>
      <text:p text:style-name="P9"/>
      <text:p text:style-name="P9"/>
      <text:p text:style-name="P9">reaccio atac-fugida</text:p>
      <text:p text:style-name="P9"/>
      <text:p text:style-name="P9">adrenalina: receptors beta2 (al cor): mes despesa i freq. beta3: vasodilatacio muscul esqueletic, augmenta catabolisme</text:p>
      <text:p text:style-name="P9"/>
      <text:p text:style-name="P9">noradrenalina: vasoconstriccio teixits no importants, midriasi </text:p>
      <text:p text:style-name="P9"/>
      <text:p text:style-name="P9"/>
      <text:p text:style-name="P9"/>
      <text:p text:style-name="P9"/>
      <text:p text:style-name="P9"><text:soft-page-break/>estres<text:line-break/>- fisiologica que ens porta a hiperestimulacio de dos eixos: sistema simpatic i immunitaro?</text:p>
      <text:p text:style-name="P9"><text:tab/>SNC</text:p>
      <text:p text:style-name="P9"><text:tab/><text:tab/>cortex, sistema limbic</text:p>
      <text:p text:style-name="P9"><text:tab/><text:tab/>hipotalem</text:p>
      <text:p text:style-name="P9"><text:tab/><text:tab/><text:tab/>adrenal</text:p>
      <text:p text:style-name="P9"><text:tab/><text:tab/><text:tab/>simpatic</text:p>
      <text:p text:style-name="P9"><text:tab/>Immunitari</text:p>
      <text:p text:style-name="P9"/>
      <text:p text:style-name="P9">estres cronic = patologic </text:p>
      <text:p text:style-name="P9"/>
      <text:p text:style-name="P9"/>
      <text:p text:style-name="P9"/>
      <text:p text:style-name="P9">activacio simpatica dona resposta energ i card a situacio estressant</text:p>
      <text:p text:style-name="P9"/>
      <text:p text:style-name="P9">cortisol dona resposta metabolica i intenta frenar origen estres</text:p>
      <text:p text:style-name="P9"/>
      <text:p text:style-name="P9">interaccio SNC i hipotalem </text:p>
      <text:p text:style-name="P9"><text:tab/>promou conductes defensives .</text:p>
      <text:p text:style-name="P9"/>
      <text:p text:style-name="P9"/>
      <text:p text:style-name="P9">neumonia -&gt; resposta inflamatoria i immune -&gt; citooquines -&gt; senyal estressant -&gt; cortex i limbic, hipotalem </text:p>
      <text:p text:style-name="P9"/>
      <text:p text:style-name="P9"/>
      <text:p text:style-name="P10">ANP: peptids natriuretic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09:31:51.587718662</meta:creation-date>
    <dc:date>2025-03-19T18:07:13.067292590</dc:date>
    <meta:editing-duration>PT58M27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5" meta:paragraph-count="129" meta:word-count="668" meta:character-count="5160" meta:non-whitespace-character-count="4475"/>
  </office:meta>
</office:document-meta>
</file>